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009" officeooo:paragraph-rsid="00131009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31009" officeooo:paragraph-rsid="00131009"/>
    </style:style>
    <style:style style:name="P3" style:family="paragraph" style:parent-style-name="Title">
      <style:text-properties officeooo:rsid="00131009" officeooo:paragraph-rsid="00131009"/>
    </style:style>
    <style:style style:name="P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0131009" officeooo:paragraph-rsid="00131009" style:font-size-asian="10pt" style:font-style-asian="normal" style:font-weight-asian="normal"/>
    </style:style>
    <style:style style:name="P5" style:family="paragraph" style:parent-style-name="Standard">
      <style:text-properties officeooo:rsid="001b954e" officeooo:paragraph-rsid="001b954e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b954e" officeooo:paragraph-rsid="001b954e"/>
    </style:style>
    <style:style style:name="P7" style:family="paragraph" style:parent-style-name="Standard">
      <style:text-properties officeooo:rsid="001e703f" officeooo:paragraph-rsid="002145fc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131009"/>
    </style:style>
    <style:style style:name="P9" style:family="paragraph" style:parent-style-name="Standard">
      <style:text-properties officeooo:rsid="00248ed3" officeooo:paragraph-rsid="00248ed3"/>
    </style:style>
    <style:style style:name="T1" style:family="text">
      <style:text-properties officeooo:rsid="0014f6c0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9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13" style:family="text">
      <style:text-properties officeooo:rsid="001cb4fd"/>
    </style:style>
    <style:style style:name="T14" style:family="text">
      <style:text-properties fo:color="#6a8759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15" style:family="text">
      <style:text-properties officeooo:rsid="001f55af"/>
    </style:style>
    <style:style style:name="T16" style:family="text">
      <style:text-properties officeooo:rsid="002145fc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131009"/>
    </style:style>
    <style:style style:name="T19" style:family="text">
      <style:text-properties officeooo:rsid="00248ed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</text:span>obot arm</text:p>
      <text:p text:style-name="P7"><text:span text:style-name="T16">1) </text:span>Implement 3-segment robot arm.</text:p>
      <text:p text:style-name="P7">I’ve implemented <text:span text:style-name="T15">a </text:span>dynamic N-segment robot arm <text:span text:style-name="T16">by slightly prettyfying initial code. </text:span></text:p>
      <text:p text:style-name="P1"><draw:frame draw:style-name="fr1" draw:name="Object1" text:anchor-type="as-char" svg:y="-0.2799in" svg:width="3.8902in" svg:height="0.4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span text:style-name="T2">def </text:span><text:span text:style-name="T4">rotation</text:span><text:span text:style-name="T5">(theta: </text:span><text:span text:style-name="T7">float</text:span><text:span text:style-name="T5">):</text:span><text:line-break/><text:span text:style-name="T5"> <text:s text:c="3"/></text:span><text:span text:style-name="T9">"""</text:span><text:line-break/><text:span text:style-name="T9"> <text:s text:c="3"/></text:span><text:span text:style-name="T10">:param</text:span><text:span text:style-name="T9"> theta: in radians</text:span><text:line-break/><text:span text:style-name="T9"> <text:s text:c="3"/></text:span><text:span text:style-name="T10">:return</text:span><text:span text:style-name="T9">:</text:span><text:line-break/><text:span text:style-name="T9"> <text:s text:c="3"/>"""</text:span><text:line-break/><text:span text:style-name="T9"> <text:s text:c="3"/></text:span><text:span text:style-name="T5">c = np.cos(theta)</text:span><text:line-break/><text:span text:style-name="T5"> <text:s text:c="3"/>s = np.sin(theta)</text:span><text:line-break/><text:line-break/><text:span text:style-name="T5"> <text:s text:c="3"/></text:span><text:span text:style-name="T2">return </text:span><text:span text:style-name="T5">np.array((</text:span><text:line-break/><text:span text:style-name="T5"> <text:s text:c="7"/>(c</text:span><text:span text:style-name="T2">, </text:span><text:span text:style-name="T5">-s)</text:span><text:span text:style-name="T2">,</text:span><text:line-break/><text:span text:style-name="T2"> <text:s text:c="7"/></text:span><text:span text:style-name="T5">(s</text:span><text:span text:style-name="T2">, </text:span><text:span text:style-name="T5">c)</text:span><text:span text:style-name="T2">,</text:span><text:line-break/><text:span text:style-name="T2"> <text:s text:c="3"/></text:span><text:span text:style-name="T5">))</text:span><text:line-break/><text:line-break/><text:line-break/><text:span text:style-name="T2">def </text:span><text:span text:style-name="T4">d_rotation</text:span><text:span text:style-name="T5">(theta: </text:span><text:span text:style-name="T7">float</text:span><text:span text:style-name="T5">):</text:span><text:line-break/><text:span text:style-name="T5"> <text:s text:c="3"/></text:span><text:span text:style-name="T9">"""</text:span><text:line-break/><text:span text:style-name="T9"> <text:s text:c="3"/></text:span><text:span text:style-name="T10">:param</text:span><text:span text:style-name="T9"> theta: in radians</text:span><text:line-break/><text:span text:style-name="T9"> <text:s text:c="3"/></text:span><text:span text:style-name="T10">:return</text:span><text:span text:style-name="T9">:</text:span><text:line-break/><text:span text:style-name="T9"> <text:s text:c="3"/>"""</text:span><text:line-break/><text:span text:style-name="T9"> <text:s text:c="3"/></text:span><text:span text:style-name="T5">c = np.cos(theta)</text:span><text:line-break/><text:span text:style-name="T5"> <text:s text:c="3"/>s = np.sin(theta)</text:span><text:line-break/><text:line-break/><text:span text:style-name="T5"> <text:s text:c="3"/></text:span><text:span text:style-name="T2">return </text:span><text:span text:style-name="T5">np.array((</text:span><text:line-break/><text:span text:style-name="T5"> <text:s text:c="7"/>(-s</text:span><text:span text:style-name="T2">, </text:span><text:span text:style-name="T5">-c)</text:span><text:span text:style-name="T2">,</text:span><text:line-break/><text:span text:style-name="T2"> <text:s text:c="7"/></text:span><text:span text:style-name="T5">(c</text:span><text:span text:style-name="T2">, </text:span><text:span text:style-name="T5">-s)</text:span><text:span text:style-name="T2">,</text:span><text:line-break/><text:span text:style-name="T2"> <text:s text:c="3"/></text:span><text:span text:style-name="T5">))</text:span></text:p>
      <text:p text:style-name="P4"/>
      <text:p text:style-name="P1"/>
      <text:p text:style-name="P9">2) Implemented multi-segment robot arm:</text:p>
      <text:p text:style-name="P2"><text:span text:style-name="T5">prev_r = </text:span><text:span text:style-name="T2">None</text:span><text:line-break/><text:line-break/><text:span text:style-name="T2">for </text:span><text:span text:style-name="T5">segment_idx </text:span><text:span text:style-name="T2">in </text:span><text:span text:style-name="T7">range</text:span><text:span text:style-name="T5">(SEGMENT_COUNT):</text:span><text:line-break/><text:span text:style-name="T5"> <text:s text:c="3"/></text:span><text:span text:style-name="T17"># getting rotation value</text:span><text:line-break/><text:span text:style-name="T17"> <text:s text:c="3"/></text:span><text:span text:style-name="T5">theta = thetas[segment_idx]</text:span><text:line-break/><text:span text:style-name="T5"> <text:s text:c="3"/></text:span><text:span text:style-name="T17"># getting rotation matrix</text:span><text:line-break/><text:span text:style-name="T17"> <text:s text:c="3"/></text:span><text:span text:style-name="T5">r = rotation(theta)</text:span><text:line-break/><text:span text:style-name="T5"> <text:s text:c="3"/>dr_theta_1 = d_rotation(theta)</text:span><text:line-break/><text:span text:style-name="T5"> <text:s text:c="3"/></text:span><text:span text:style-name="T17"># calculating current segment vector by adding rotated segment template to the tip of the previous segment</text:span><text:line-break/><text:span text:style-name="T17"> <text:s text:c="3"/></text:span><text:span text:style-name="T5">np_joints[segment_idx+</text:span><text:span text:style-name="T11">1</text:span><text:span text:style-name="T5">] = np.dot(r</text:span><text:span text:style-name="T2">, </text:span><text:span text:style-name="T5">segment) + np_joints[segment_idx]</text:span><text:line-break/><text:line-break/><text:span text:style-name="T5"> <text:s text:c="3"/></text:span><text:span text:style-name="T17"># STILL BLACK MAGIC FOR ME</text:span><text:line-break/><text:span text:style-name="T17"> <text:s text:c="3"/></text:span><text:span text:style-name="T5">x = dr_theta_1 @ segment</text:span><text:line-break/><text:line-break/><text:span text:style-name="T5"> <text:s text:c="3"/></text:span><text:span text:style-name="T2">if </text:span><text:span text:style-name="T5">segment_idx:</text:span><text:line-break/><text:span text:style-name="T5"> <text:s text:c="7"/>x = prev_r @ x</text:span><text:line-break/><text:soft-page-break/><text:line-break/><text:span text:style-name="T5"> <text:s text:c="3"/></text:span><text:span text:style-name="T17"># is this somehow related to derivative of the loss function?</text:span><text:line-break/><text:span text:style-name="T17"> <text:s text:c="3"/></text:span><text:span text:style-name="T5">d_theta_1 = np.sum(x * -</text:span><text:span text:style-name="T11">2 </text:span><text:span text:style-name="T5">* (TARGET_POINT - np_joints[-</text:span><text:span text:style-name="T11">1</text:span><text:span text:style-name="T5">]))</text:span><text:line-break/><text:span text:style-name="T5"> <text:s text:c="3"/></text:span><text:span text:style-name="T17"># END OF BLACK MAGIC</text:span><text:line-break/><text:line-break/><text:span text:style-name="T17"> <text:s text:c="3"/># updating and storing new rotation value for the current segment</text:span><text:line-break/><text:span text:style-name="T17"> <text:s text:c="3"/></text:span><text:span text:style-name="T5">thetas[segment_idx] -= d_theta_1 * LEARNING_RATE</text:span><text:line-break/><text:line-break/><text:span text:style-name="T5"> <text:s text:c="3"/>prev_r = r</text:span></text:p>
      <text:p text:style-name="P8"><text:span text:style-name="T18"><text:line-break/></text:span><text:span text:style-name="T6">loss = np.sum((TARGET_POINT - np_joints[-</text:span><text:span text:style-name="T12">1</text:span><text:span text:style-name="T6">]) ** </text:span><text:span text:style-name="T12">2</text:span><text:span text:style-name="T6">)</text:span><text:span text:style-name="T18"><text:line-break/></text:span><text:span text:style-name="T6">plt.title(</text:span><text:span text:style-name="T14">f'loss: </text:span><text:span text:style-name="T3">{</text:span><text:span text:style-name="T6">loss</text:span><text:span text:style-name="T3">:</text:span><text:span text:style-name="T14">.4f</text:span><text:span text:style-name="T3">}</text:span><text:span text:style-name="T14"> thetas: </text:span><text:span text:style-name="T3">{</text:span><text:span text:style-name="T8">tuple</text:span><text:span text:style-name="T6">(</text:span><text:span text:style-name="T8">round</text:span><text:span text:style-name="T6">(np.rad2deg(theta)) </text:span><text:span text:style-name="T3">for </text:span><text:span text:style-name="T6">theta </text:span><text:span text:style-name="T3">in </text:span><text:span text:style-name="T6">thetas)</text:span><text:span text:style-name="T3">}</text:span><text:span text:style-name="T14">'</text:span><text:span text:style-name="T6">)</text:span></text:p>
      <text:p text:style-name="P1"/>
      <text:p text:style-name="P1"/>
      <text:p text:style-name="P5"><text:span text:style-name="T19">3</text:span><text:span text:style-name="T13">) </text:span>Loss of MSE from tip of robot arm (last vector) to target point:</text:p>
      <text:p text:style-name="P6"><text:span text:style-name="T5">loss = np.sum((TARGET_POINT - np_joints[-</text:span><text:span text:style-name="T11">1</text:span><text:span text:style-name="T5">]) ** </text:span><text:span text:style-name="T11">2</text:span><text:span text:style-name="T5">)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34:45.297000000</meta:creation-date>
    <dc:date>2022-01-11T04:44:53.243000000</dc:date>
    <meta:editing-duration>PT1H18M40S</meta:editing-duration>
    <meta:editing-cycles>12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10" meta:word-count="215" meta:character-count="1610" meta:non-whitespace-character-count="1224"/>
  </office:meta>
</office:document-meta>
</file>

<file path=Object 1/content.xml><?xml version="1.0" encoding="utf-8"?>
<math xmlns="http://www.w3.org/1998/Math/MathML" display="block">
  <semantics>
    <mrow>
      <mfrac>
        <msub>
          <mi>L</mi>
          <mi mathvariant="italic">MSE</mi>
        </msub>
        <mrow>
          <mi>δ</mi>
          <mi>y</mi>
          <mi>'</mi>
        </mrow>
      </mfrac>
      <mo stretchy="false">=</mo>
      <mfrac>
        <msup>
          <mrow>
            <mo fence="true" form="prefix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form="postfix" stretchy="false">)</mo>
          </mrow>
          <mn>2</mn>
        </msup>
        <mrow>
          <mi>δ</mi>
          <mi>y</mi>
          <mi>'</mi>
        </mrow>
      </mfrac>
      <mo stretchy="false">=</mo>
      <mrow>
        <mfrac>
          <msup>
            <mrow>
              <mo fence="true" form="prefix" stretchy="false">(</mo>
              <mrow>
                <mrow>
                  <mrow>
                    <mi>y</mi>
                    <mo stretchy="false">−</mo>
                    <mi>y</mi>
                  </mrow>
                  <mi>'</mi>
                </mrow>
              </mrow>
              <mo fence="true" form="postfix" stretchy="false">)</mo>
            </mrow>
            <mn>2</mn>
          </msup>
          <mrow>
            <mi>δ</mi>
            <mrow>
              <mo fence="true" form="prefix" stretchy="false">(</mo>
              <mrow>
                <mrow>
                  <mrow>
                    <mi>y</mi>
                    <mo stretchy="false">−</mo>
                    <mi>y</mi>
                  </mrow>
                  <mi>'</mi>
                </mrow>
              </mrow>
              <mo fence="true" form="postfix" stretchy="false">)</mo>
            </mrow>
          </mrow>
        </mfrac>
        <mo stretchy="false">⋅</mo>
        <mfrac>
          <mrow>
            <mo fence="true" form="prefix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form="postfix" stretchy="false">)</mo>
          </mrow>
          <mrow>
            <mi>δ</mi>
            <mi>y</mi>
            <mi>'</mi>
          </mrow>
        </mfrac>
      </mrow>
      <mo stretchy="false">=</mo>
      <mrow>
        <mrow>
          <mo stretchy="false">−</mo>
          <mn>2</mn>
        </mrow>
        <mo stretchy="false">⋅</mo>
        <mrow>
          <mo fence="true" form="prefix" stretchy="false">(</mo>
          <mrow>
            <mrow>
              <mrow>
                <mi>y</mi>
                <mo stretchy="false">−</mo>
                <mi>y</mi>
              </mrow>
              <mi>'</mi>
            </mrow>
          </mrow>
          <mo fence="true" form="postfix" stretchy="false">)</mo>
        </mrow>
        <mo stretchy="false">⋅</mo>
        <mfrac>
          <mrow>
            <mi>y</mi>
            <mi>'</mi>
          </mrow>
          <mrow>
            <mi>δ</mi>
            <mi>y</mi>
            <mi>'</mi>
          </mrow>
        </mfrac>
      </mrow>
    </mrow>
    <annotation encoding="StarMath 5.0">L_MSE over {%delta y'} = { (y - y')^2 } over {%delta y'} = {{ (y - y')^2 } over { %delta (y - y') }} cdot { (y - y') over { %delta y' } } = -2 cdot (y - y') cdot {{y'} over {%delta y'} }</annotation>
  </semantics>
</math>
</file>